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ell Damag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amage ratio</text:p>
          </table:table-cell>
          <table:table-cell office:value-type="string" calcext:value-type="string">
            <text:p>Effective H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amage Dice</text:p>
          </table:table-cell>
          <table:table-cell office:value-type="string" calcext:value-type="string">
            <text:p>Power (Wil)</text:p>
          </table:table-cell>
          <table:table-cell office:value-type="string" calcext:value-type="string">
            <text:p>Extra Power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x3 levels</text:p>
          </table:table-cell>
          <table:table-cell office:value-type="string" calcext:value-type="string">
            <text:p>x6 levels</text:p>
          </table:table-cell>
          <table:table-cell office:value-type="string" calcext:value-type="string">
            <text:p>Correct damage</text:p>
          </table:table-cell>
          <table:table-cell office:value-type="string" calcext:value-type="string">
            <text:p>Total/corr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0.2/[.B2]" office:value-type="float" office:value="0.5" calcext:value-type="float">
            <text:p>0.5</text:p>
          </table:table-cell>
          <table:table-cell table:formula="of:=LOOKUP([.A2];[$HP.$A$2:$HP.$A$25];[$HP.$G$2:$HP.$G$25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FLOOR(([.$F$12]+FLOOR([.$G$12]*([.A2]-1))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F2]+[.G2]+[.H2])" office:value-type="float" office:value="6" calcext:value-type="float">
            <text:p>6</text:p>
          </table:table-cell>
          <table:table-cell table:number-columns-repeated="2"/>
          <table:table-cell table:formula="of:=ROUND([.D2]*[.C2])" office:value-type="float" office:value="8" calcext:value-type="float">
            <text:p>8</text:p>
          </table:table-cell>
          <table:table-cell table:formula="of:=[.I2]/[.L2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formula="of:=0.2/[.B3]" office:value-type="float" office:value="0.444444444444444" calcext:value-type="float">
            <text:p>0.444444444444444</text:p>
          </table:table-cell>
          <table:table-cell table:formula="of:=LOOKUP([.A3];[$HP.$A$2:$HP.$A$25];[$HP.$G$2:$HP.$G$25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LOOR(([.$F$12]+FLOOR([.$G$12]*([.A3]-1)))/2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LOOR([.F3]+[.G3]+[.H3])" office:value-type="float" office:value="10" calcext:value-type="float">
            <text:p>10</text:p>
          </table:table-cell>
          <table:table-cell table:formula="of:=[.I3]/[.I2]" office:value-type="float" office:value="1.66666666666667" calcext:value-type="float">
            <text:p>1.66666666666667</text:p>
          </table:table-cell>
          <table:table-cell/>
          <table:table-cell table:formula="of:=ROUND([.D3]*[.C3])" office:value-type="float" office:value="10" calcext:value-type="float">
            <text:p>10</text:p>
          </table:table-cell>
          <table:table-cell table:formula="of:=[.I3]/[.L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0.2/[.B4]" office:value-type="float" office:value="0.4" calcext:value-type="float">
            <text:p>0.4</text:p>
          </table:table-cell>
          <table:table-cell table:formula="of:=LOOKUP([.A4];[$HP.$A$2:$HP.$A$25];[$HP.$G$2:$HP.$G$25]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LOOR(([.$F$12]+FLOOR([.$G$12]*([.A4]-1)))/2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LOOR([.F4]+[.G4]+[.H4])" office:value-type="float" office:value="14" calcext:value-type="float">
            <text:p>14</text:p>
          </table:table-cell>
          <table:table-cell table:formula="of:=[.I4]/[.I3]" office:value-type="float" office:value="1.4" calcext:value-type="float">
            <text:p>1.4</text:p>
          </table:table-cell>
          <table:table-cell table:formula="of:=[.I4]/[.I2]" office:value-type="float" office:value="2.33333333333333" calcext:value-type="float">
            <text:p>2.33333333333333</text:p>
          </table:table-cell>
          <table:table-cell table:formula="of:=ROUND([.D4]*[.C4])" office:value-type="float" office:value="14" calcext:value-type="float">
            <text:p>14</text:p>
          </table:table-cell>
          <table:table-cell table:formula="of:=[.I4]/[.L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formula="of:=0.2/[.B5]" office:value-type="float" office:value="0.363636363636364" calcext:value-type="float">
            <text:p>0.363636363636364</text:p>
          </table:table-cell>
          <table:table-cell table:formula="of:=LOOKUP([.A5];[$HP.$A$2:$HP.$A$25];[$HP.$G$2:$HP.$G$25]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FLOOR(([.$F$12]+FLOOR([.$G$12]*([.A5]-1)))/2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FLOOR([.F5]+[.G5]+[.H5])" office:value-type="float" office:value="18" calcext:value-type="float">
            <text:p>18</text:p>
          </table:table-cell>
          <table:table-cell table:formula="of:=[.I5]/[.I4]" office:value-type="float" office:value="1.28571428571429" calcext:value-type="float">
            <text:p>1.28571428571429</text:p>
          </table:table-cell>
          <table:table-cell table:formula="of:=[.I5]/[.I3]" office:value-type="float" office:value="1.8" calcext:value-type="float">
            <text:p>1.8</text:p>
          </table:table-cell>
          <table:table-cell table:formula="of:=ROUND([.D5]*[.C5])" office:value-type="float" office:value="18" calcext:value-type="float">
            <text:p>18</text:p>
          </table:table-cell>
          <table:table-cell table:formula="of:=[.I5]/[.L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formula="of:=0.2/[.B6]" office:value-type="float" office:value="0.333333333333333" calcext:value-type="float">
            <text:p>0.333333333333333</text:p>
          </table:table-cell>
          <table:table-cell table:formula="of:=LOOKUP([.A6];[$HP.$A$2:$HP.$A$25];[$HP.$G$2:$HP.$G$25])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FLOOR(([.$F$12]+FLOOR([.$G$12]*([.A6]-1)))/2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FLOOR([.F6]+[.G6]+[.H6])" office:value-type="float" office:value="24" calcext:value-type="float">
            <text:p>24</text:p>
          </table:table-cell>
          <table:table-cell table:formula="of:=[.I6]/[.I5]" office:value-type="float" office:value="1.33333333333333" calcext:value-type="float">
            <text:p>1.33333333333333</text:p>
          </table:table-cell>
          <table:table-cell table:formula="of:=[.I6]/[.I4]" office:value-type="float" office:value="1.71428571428571" calcext:value-type="float">
            <text:p>1.71428571428571</text:p>
          </table:table-cell>
          <table:table-cell table:formula="of:=ROUND([.D6]*[.C6])" office:value-type="float" office:value="24" calcext:value-type="float">
            <text:p>24</text:p>
          </table:table-cell>
          <table:table-cell table:formula="of:=[.I6]/[.L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formula="of:=0.2/[.B7]" office:value-type="float" office:value="0.333333333333333" calcext:value-type="float">
            <text:p>0.333333333333333</text:p>
          </table:table-cell>
          <table:table-cell table:formula="of:=LOOKUP([.A7];[$HP.$A$2:$HP.$A$25];[$HP.$G$2:$HP.$G$25])"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FLOOR(([.$F$12]+FLOOR([.$G$12]*([.A7]-1)))/2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FLOOR([.F7]+[.G7]+[.H7])" office:value-type="float" office:value="34" calcext:value-type="float">
            <text:p>34</text:p>
          </table:table-cell>
          <table:table-cell table:formula="of:=[.I7]/[.I6]" office:value-type="float" office:value="1.41666666666667" calcext:value-type="float">
            <text:p>1.41666666666667</text:p>
          </table:table-cell>
          <table:table-cell table:formula="of:=[.I7]/[.I5]" office:value-type="float" office:value="1.88888888888889" calcext:value-type="float">
            <text:p>1.88888888888889</text:p>
          </table:table-cell>
          <table:table-cell table:formula="of:=ROUND([.D7]*[.C7])" office:value-type="float" office:value="34" calcext:value-type="float">
            <text:p>34</text:p>
          </table:table-cell>
          <table:table-cell table:formula="of:=[.I7]/[.L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table:formula="of:=0.2/[.B8]" office:value-type="float" office:value="0.333333333333333" calcext:value-type="float">
            <text:p>0.333333333333333</text:p>
          </table:table-cell>
          <table:table-cell table:formula="of:=LOOKUP([.A8];[$HP.$A$2:$HP.$A$25];[$HP.$G$2:$HP.$G$25])"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FLOOR(([.$F$12]+FLOOR([.$G$12]*([.A8]-1)))/2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FLOOR([.F8]+[.G8]+[.H8])" office:value-type="float" office:value="49" calcext:value-type="float">
            <text:p>49</text:p>
          </table:table-cell>
          <table:table-cell table:formula="of:=[.I8]/[.I7]" office:value-type="float" office:value="1.44117647058824" calcext:value-type="float">
            <text:p>1.44117647058824</text:p>
          </table:table-cell>
          <table:table-cell table:formula="of:=[.I8]/[.I6]" office:value-type="float" office:value="2.04166666666667" calcext:value-type="float">
            <text:p>2.04166666666667</text:p>
          </table:table-cell>
          <table:table-cell table:formula="of:=ROUND([.D8]*[.C8])" office:value-type="float" office:value="49" calcext:value-type="float">
            <text:p>49</text:p>
          </table:table-cell>
          <table:table-cell table:formula="of:=[.I8]/[.L8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Willpower</text:p>
          </table:table-cell>
          <table:table-cell office:value-type="string" calcext:value-type="string">
            <text:p>Wil/leve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</table:table>
      <table:table table:name="Weapon Damag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amage ratio</text:p>
          </table:table-cell>
          <table:table-cell office:value-type="string" calcext:value-type="string">
            <text:p>Effective H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amage Dice</text:p>
          </table:table-cell>
          <table:table-cell office:value-type="string" calcext:value-type="string">
            <text:p>Power (Str)</text:p>
          </table:table-cell>
          <table:table-cell office:value-type="string" calcext:value-type="string">
            <text:p>extra +d</text:p>
          </table:table-cell>
          <table:table-cell office:value-type="string" calcext:value-type="string">
            <text:p>Extra Power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x3 levels</text:p>
          </table:table-cell>
          <table:table-cell office:value-type="string" calcext:value-type="string">
            <text:p>x6 levels</text:p>
          </table:table-cell>
          <table:table-cell office:value-type="string" calcext:value-type="string">
            <text:p>Correct damage</text:p>
          </table:table-cell>
          <table:table-cell office:value-type="string" calcext:value-type="string">
            <text:p>Total/corr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0.2/[.B2]" office:value-type="float" office:value="0.5" calcext:value-type="float">
            <text:p>0.5</text:p>
          </table:table-cell>
          <table:table-cell table:formula="of:=LOOKUP([.A2];[$HP.$A$2:$HP.$A$25];[$HP.$G$2:$HP.$G$25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FLOOR(([.$F$12]+FLOOR([.$G$12]*([.A2]-1))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LOOR([.F2]+[.G2]+[.I2])" office:value-type="float" office:value="8" calcext:value-type="float">
            <text:p>8</text:p>
          </table:table-cell>
          <table:table-cell table:number-columns-repeated="2"/>
          <table:table-cell table:formula="of:=ROUND([.D2]*[.C2])" office:value-type="float" office:value="8" calcext:value-type="float">
            <text:p>8</text:p>
          </table:table-cell>
          <table:table-cell table:formula="of:=[.J2]/[.M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formula="of:=0.2/[.B3]" office:value-type="float" office:value="0.444444444444444" calcext:value-type="float">
            <text:p>0.444444444444444</text:p>
          </table:table-cell>
          <table:table-cell table:formula="of:=LOOKUP([.A3];[$HP.$A$2:$HP.$A$25];[$HP.$G$2:$HP.$G$25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LOOR(([.$F$12]+FLOOR([.$G$12]*([.A3]-1))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F3]+[.G3]+[.I3])" office:value-type="float" office:value="10" calcext:value-type="float">
            <text:p>10</text:p>
          </table:table-cell>
          <table:table-cell table:formula="of:=[.J3]/[.J2]" office:value-type="float" office:value="1.25" calcext:value-type="float">
            <text:p>1.25</text:p>
          </table:table-cell>
          <table:table-cell/>
          <table:table-cell table:formula="of:=ROUND([.D3]*[.C3])" office:value-type="float" office:value="10" calcext:value-type="float">
            <text:p>10</text:p>
          </table:table-cell>
          <table:table-cell table:formula="of:=[.J3]/[.M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0.2/[.B4]" office:value-type="float" office:value="0.4" calcext:value-type="float">
            <text:p>0.4</text:p>
          </table:table-cell>
          <table:table-cell table:formula="of:=LOOKUP([.A4];[$HP.$A$2:$HP.$A$25];[$HP.$G$2:$HP.$G$25]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LOOR(([.$F$12]+FLOOR([.$G$12]*([.A4]-1)))/2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LOOR([.F4]+[.G4]+[.I4])" office:value-type="float" office:value="14" calcext:value-type="float">
            <text:p>14</text:p>
          </table:table-cell>
          <table:table-cell table:formula="of:=[.J4]/[.J3]" office:value-type="float" office:value="1.4" calcext:value-type="float">
            <text:p>1.4</text:p>
          </table:table-cell>
          <table:table-cell table:formula="of:=[.J4]/[.J2]" office:value-type="float" office:value="1.75" calcext:value-type="float">
            <text:p>1.75</text:p>
          </table:table-cell>
          <table:table-cell table:formula="of:=ROUND([.D4]*[.C4])" office:value-type="float" office:value="14" calcext:value-type="float">
            <text:p>14</text:p>
          </table:table-cell>
          <table:table-cell table:formula="of:=[.J4]/[.M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formula="of:=0.2/[.B5]" office:value-type="float" office:value="0.363636363636364" calcext:value-type="float">
            <text:p>0.363636363636364</text:p>
          </table:table-cell>
          <table:table-cell table:formula="of:=LOOKUP([.A5];[$HP.$A$2:$HP.$A$25];[$HP.$G$2:$HP.$G$25]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LOOR(([.$F$12]+FLOOR([.$G$12]*([.A5]-1))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FLOOR([.F5]+[.G5]+[.I5])" office:value-type="float" office:value="21" calcext:value-type="float">
            <text:p>21</text:p>
          </table:table-cell>
          <table:table-cell table:formula="of:=[.J5]/[.J4]" office:value-type="float" office:value="1.5" calcext:value-type="float">
            <text:p>1.5</text:p>
          </table:table-cell>
          <table:table-cell table:formula="of:=[.J5]/[.J3]" office:value-type="float" office:value="2.1" calcext:value-type="float">
            <text:p>2.1</text:p>
          </table:table-cell>
          <table:table-cell table:formula="of:=ROUND([.D5]*[.C5])" office:value-type="float" office:value="18" calcext:value-type="float">
            <text:p>18</text:p>
          </table:table-cell>
          <table:table-cell table:formula="of:=[.J5]/[.M5]" office:value-type="float" office:value="1.16666666666667" calcext:value-type="float">
            <text:p>1.166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formula="of:=0.2/[.B6]" office:value-type="float" office:value="0.333333333333333" calcext:value-type="float">
            <text:p>0.333333333333333</text:p>
          </table:table-cell>
          <table:table-cell table:formula="of:=LOOKUP([.A6];[$HP.$A$2:$HP.$A$25];[$HP.$G$2:$HP.$G$25])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LOOR(([.$F$12]+FLOOR([.$G$12]*([.A6]-1)))/2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FLOOR([.F6]+[.G6]+[.I6])" office:value-type="float" office:value="28" calcext:value-type="float">
            <text:p>28</text:p>
          </table:table-cell>
          <table:table-cell table:formula="of:=[.J6]/[.J5]" office:value-type="float" office:value="1.33333333333333" calcext:value-type="float">
            <text:p>1.33333333333333</text:p>
          </table:table-cell>
          <table:table-cell table:formula="of:=[.J6]/[.J4]" office:value-type="float" office:value="2" calcext:value-type="float">
            <text:p>2</text:p>
          </table:table-cell>
          <table:table-cell table:formula="of:=ROUND([.D6]*[.C6])" office:value-type="float" office:value="24" calcext:value-type="float">
            <text:p>24</text:p>
          </table:table-cell>
          <table:table-cell table:formula="of:=[.J6]/[.M6]" office:value-type="float" office:value="1.16666666666667" calcext:value-type="float">
            <text:p>1.166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formula="of:=0.2/[.B7]" office:value-type="float" office:value="0.333333333333333" calcext:value-type="float">
            <text:p>0.333333333333333</text:p>
          </table:table-cell>
          <table:table-cell table:formula="of:=LOOKUP([.A7];[$HP.$A$2:$HP.$A$25];[$HP.$G$2:$HP.$G$25])"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LOOR(([.$F$12]+FLOOR([.$G$12]*([.A7]-1)))/2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FLOOR([.F7]+[.G7]+[.I7])" office:value-type="float" office:value="38" calcext:value-type="float">
            <text:p>38</text:p>
          </table:table-cell>
          <table:table-cell table:formula="of:=[.J7]/[.J6]" office:value-type="float" office:value="1.35714285714286" calcext:value-type="float">
            <text:p>1.35714285714286</text:p>
          </table:table-cell>
          <table:table-cell table:formula="of:=[.J7]/[.J5]" office:value-type="float" office:value="1.80952380952381" calcext:value-type="float">
            <text:p>1.80952380952381</text:p>
          </table:table-cell>
          <table:table-cell table:formula="of:=ROUND([.D7]*[.C7])" office:value-type="float" office:value="34" calcext:value-type="float">
            <text:p>34</text:p>
          </table:table-cell>
          <table:table-cell table:formula="of:=[.J7]/[.M7]" office:value-type="float" office:value="1.11764705882353" calcext:value-type="float">
            <text:p>1.11764705882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table:formula="of:=0.2/[.B8]" office:value-type="float" office:value="0.333333333333333" calcext:value-type="float">
            <text:p>0.333333333333333</text:p>
          </table:table-cell>
          <table:table-cell table:formula="of:=LOOKUP([.A8];[$HP.$A$2:$HP.$A$25];[$HP.$G$2:$HP.$G$25])"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LOOR(([.$F$12]+FLOOR([.$G$12]*([.A8]-1))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FLOOR([.F8]+[.G8]+[.I8])" office:value-type="float" office:value="54" calcext:value-type="float">
            <text:p>54</text:p>
          </table:table-cell>
          <table:table-cell table:formula="of:=[.J8]/[.J7]" office:value-type="float" office:value="1.42105263157895" calcext:value-type="float">
            <text:p>1.42105263157895</text:p>
          </table:table-cell>
          <table:table-cell table:formula="of:=[.J8]/[.J6]" office:value-type="float" office:value="1.92857142857143" calcext:value-type="float">
            <text:p>1.92857142857143</text:p>
          </table:table-cell>
          <table:table-cell table:formula="of:=ROUND([.D8]*[.C8])" office:value-type="float" office:value="49" calcext:value-type="float">
            <text:p>49</text:p>
          </table:table-cell>
          <table:table-cell table:formula="of:=[.J8]/[.M8]" office:value-type="float" office:value="1.10204081632653" calcext:value-type="float">
            <text:p>1.1020408163265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4"/>
          <table:table-cell office:value-type="string" calcext:value-type="string">
            <text:p>Strength</text:p>
          </table:table-cell>
          <table:table-cell office:value-type="string" calcext:value-type="string">
            <text:p>Str/lev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atswor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</table:table>
      <table:table table:name="HP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vel + con</text:p>
          </table:table-cell>
          <table:table-cell office:value-type="string" calcext:value-type="string">
            <text:p>Calc HP</text:p>
          </table:table-cell>
          <table:table-cell office:value-type="string" calcext:value-type="string">
            <text:p>Ideal checkpoints</text:p>
          </table:table-cell>
          <table:table-cell office:value-type="string" calcext:value-type="string">
            <text:p>x3 diff</text:p>
          </table:table-cell>
          <table:table-cell office:value-type="string" calcext:value-type="string">
            <text:p>x1 diff</text:p>
          </table:table-cell>
          <table:table-cell office:value-type="string" calcext:value-type="string">
            <text:p>Expected resists</text:p>
          </table:table-cell>
          <table:table-cell office:value-type="string" calcext:value-type="string">
            <text:p>Effective HP</text:p>
          </table:table-cell>
          <table:table-cell office:value-type="string" calcext:value-type="string">
            <text:p>x3 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FLOOR([.B2]/2)-2" office:value-type="float" office:value="3" calcext:value-type="float">
            <text:p>3</text:p>
          </table:table-cell>
          <table:table-cell table:formula="of:=[.F2]+[.B2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B3]/[.B2]" office:value-type="float" office:value="1.1" calcext:value-type="float">
            <text:p>1.1</text:p>
          </table:table-cell>
          <table:table-cell table:formula="of:=FLOOR([.B3]/2)-2" office:value-type="float" office:value="3" calcext:value-type="float">
            <text:p>3</text:p>
          </table:table-cell>
          <table:table-cell table:formula="of:=[.F3]+[.B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[.B4]/[.B3]" office:value-type="float" office:value="1.09090909090909" calcext:value-type="float">
            <text:p>1.09090909090909</text:p>
          </table:table-cell>
          <table:table-cell table:formula="of:=FLOOR([.B4]/2)-2" office:value-type="float" office:value="4" calcext:value-type="float">
            <text:p>4</text:p>
          </table:table-cell>
          <table:table-cell table:formula="of:=[.F4]+[.B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B5]/[.B4]" office:value-type="float" office:value="1.08333333333333" calcext:value-type="float">
            <text:p>1.08333333333333</text:p>
          </table:table-cell>
          <table:table-cell table:formula="of:=FLOOR([.B5]/2)-2" office:value-type="float" office:value="4" calcext:value-type="float">
            <text:p>4</text:p>
          </table:table-cell>
          <table:table-cell table:formula="of:=[.F5]+[.B5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6]/[.B3]" office:value-type="float" office:value="1.36363636363636" calcext:value-type="float">
            <text:p>1.36363636363636</text:p>
          </table:table-cell>
          <table:table-cell table:formula="of:=[.B6]/[.B5]" office:value-type="float" office:value="1.15384615384615" calcext:value-type="float">
            <text:p>1.15384615384615</text:p>
          </table:table-cell>
          <table:table-cell table:formula="of:=FLOOR([.B6]/2)-2" office:value-type="float" office:value="5" calcext:value-type="float">
            <text:p>5</text:p>
          </table:table-cell>
          <table:table-cell table:formula="of:=[.F6]+[.B6]" office:value-type="float" office:value="20" calcext:value-type="float">
            <text:p>20</text:p>
          </table:table-cell>
          <table:table-cell table:formula="of:=[.G6]/[.G3]" office:value-type="float" office:value="1.42857142857143" calcext:value-type="float">
            <text:p>1.42857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7]/[.B4]" office:value-type="float" office:value="1.41666666666667" calcext:value-type="float">
            <text:p>1.41666666666667</text:p>
          </table:table-cell>
          <table:table-cell table:formula="of:=[.B7]/[.B6]" office:value-type="float" office:value="1.13333333333333" calcext:value-type="float">
            <text:p>1.13333333333333</text:p>
          </table:table-cell>
          <table:table-cell table:formula="of:=FLOOR([.B7]/2)-2" office:value-type="float" office:value="6" calcext:value-type="float">
            <text:p>6</text:p>
          </table:table-cell>
          <table:table-cell table:formula="of:=[.F7]+[.B7]" office:value-type="float" office:value="23" calcext:value-type="float">
            <text:p>23</text:p>
          </table:table-cell>
          <table:table-cell table:formula="of:=[.G7]/[.G4]" office:value-type="float" office:value="1.4375" calcext:value-type="float">
            <text:p>1.4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8]/[.B5]" office:value-type="float" office:value="1.46153846153846" calcext:value-type="float">
            <text:p>1.46153846153846</text:p>
          </table:table-cell>
          <table:table-cell table:formula="of:=[.B8]/[.B7]" office:value-type="float" office:value="1.11764705882353" calcext:value-type="float">
            <text:p>1.11764705882353</text:p>
          </table:table-cell>
          <table:table-cell table:formula="of:=FLOOR([.B8]/2)-2" office:value-type="float" office:value="7" calcext:value-type="float">
            <text:p>7</text:p>
          </table:table-cell>
          <table:table-cell table:formula="of:=[.F8]+[.B8]" office:value-type="float" office:value="26" calcext:value-type="float">
            <text:p>26</text:p>
          </table:table-cell>
          <table:table-cell table:formula="of:=[.G8]/[.G5]" office:value-type="float" office:value="1.52941176470588" calcext:value-type="float">
            <text:p>1.529411764705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9]/[.B6]" office:value-type="float" office:value="1.46666666666667" calcext:value-type="float">
            <text:p>1.46666666666667</text:p>
          </table:table-cell>
          <table:table-cell table:formula="of:=[.B9]/[.B8]" office:value-type="float" office:value="1.15789473684211" calcext:value-type="float">
            <text:p>1.15789473684211</text:p>
          </table:table-cell>
          <table:table-cell table:formula="of:=FLOOR([.B9]/2)-2" office:value-type="float" office:value="9" calcext:value-type="float">
            <text:p>9</text:p>
          </table:table-cell>
          <table:table-cell table:formula="of:=[.F9]+[.B9]" office:value-type="float" office:value="31" calcext:value-type="float">
            <text:p>31</text:p>
          </table:table-cell>
          <table:table-cell table:formula="of:=[.G9]/[.G6]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10]/[.B7]" office:value-type="float" office:value="1.47058823529412" calcext:value-type="float">
            <text:p>1.47058823529412</text:p>
          </table:table-cell>
          <table:table-cell table:formula="of:=[.B10]/[.B9]" office:value-type="float" office:value="1.13636363636364" calcext:value-type="float">
            <text:p>1.13636363636364</text:p>
          </table:table-cell>
          <table:table-cell table:formula="of:=FLOOR([.B10]/2)-2" office:value-type="float" office:value="10" calcext:value-type="float">
            <text:p>10</text:p>
          </table:table-cell>
          <table:table-cell table:formula="of:=[.F10]+[.B10]" office:value-type="float" office:value="35" calcext:value-type="float">
            <text:p>35</text:p>
          </table:table-cell>
          <table:table-cell table:formula="of:=[.G10]/[.G7]" office:value-type="float" office:value="1.52173913043478" calcext:value-type="float">
            <text:p>1.52173913043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11]/[.B8]" office:value-type="float" office:value="1.47368421052632" calcext:value-type="float">
            <text:p>1.47368421052632</text:p>
          </table:table-cell>
          <table:table-cell table:formula="of:=[.B11]/[.B10]" office:value-type="float" office:value="1.12" calcext:value-type="float">
            <text:p>1.12</text:p>
          </table:table-cell>
          <table:table-cell table:formula="of:=FLOOR([.B11]/2)-2" office:value-type="float" office:value="12" calcext:value-type="float">
            <text:p>12</text:p>
          </table:table-cell>
          <table:table-cell table:formula="of:=[.F11]+[.B11]" office:value-type="float" office:value="40" calcext:value-type="float">
            <text:p>40</text:p>
          </table:table-cell>
          <table:table-cell table:formula="of:=[.G11]/[.G8]" office:value-type="float" office:value="1.53846153846154" calcext:value-type="float">
            <text:p>1.53846153846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12]/[.B9]" office:value-type="float" office:value="1.40909090909091" calcext:value-type="float">
            <text:p>1.40909090909091</text:p>
          </table:table-cell>
          <table:table-cell table:formula="of:=[.B12]/[.B11]" office:value-type="float" office:value="1.10714285714286" calcext:value-type="float">
            <text:p>1.10714285714286</text:p>
          </table:table-cell>
          <table:table-cell table:formula="of:=FLOOR([.B12]/2)-2" office:value-type="float" office:value="13" calcext:value-type="float">
            <text:p>13</text:p>
          </table:table-cell>
          <table:table-cell table:formula="of:=[.F12]+[.B12]" office:value-type="float" office:value="44" calcext:value-type="float">
            <text:p>44</text:p>
          </table:table-cell>
          <table:table-cell table:formula="of:=[.G12]/[.G9]" office:value-type="float" office:value="1.41935483870968" calcext:value-type="float">
            <text:p>1.419354838709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B13]/[.B10]" office:value-type="float" office:value="1.4" calcext:value-type="float">
            <text:p>1.4</text:p>
          </table:table-cell>
          <table:table-cell table:formula="of:=[.B13]/[.B12]" office:value-type="float" office:value="1.12903225806452" calcext:value-type="float">
            <text:p>1.12903225806452</text:p>
          </table:table-cell>
          <table:table-cell table:formula="of:=FLOOR([.B13]/2)-2" office:value-type="float" office:value="15" calcext:value-type="float">
            <text:p>15</text:p>
          </table:table-cell>
          <table:table-cell table:formula="of:=[.F13]+[.B13]" office:value-type="float" office:value="50" calcext:value-type="float">
            <text:p>50</text:p>
          </table:table-cell>
          <table:table-cell table:formula="of:=[.G13]/[.G10]" office:value-type="float" office:value="1.42857142857143" calcext:value-type="float">
            <text:p>1.42857142857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14]/[.B11]" office:value-type="float" office:value="1.39285714285714" calcext:value-type="float">
            <text:p>1.39285714285714</text:p>
          </table:table-cell>
          <table:table-cell table:formula="of:=[.B14]/[.B13]" office:value-type="float" office:value="1.11428571428571" calcext:value-type="float">
            <text:p>1.11428571428571</text:p>
          </table:table-cell>
          <table:table-cell table:formula="of:=FLOOR([.B14]/2)-2" office:value-type="float" office:value="17" calcext:value-type="float">
            <text:p>17</text:p>
          </table:table-cell>
          <table:table-cell table:formula="of:=[.F14]+[.B14]" office:value-type="float" office:value="56" calcext:value-type="float">
            <text:p>56</text:p>
          </table:table-cell>
          <table:table-cell table:formula="of:=[.G14]/[.G11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15]/[.B12]" office:value-type="float" office:value="1.41935483870968" calcext:value-type="float">
            <text:p>1.41935483870968</text:p>
          </table:table-cell>
          <table:table-cell table:formula="of:=[.B15]/[.B14]" office:value-type="float" office:value="1.12820512820513" calcext:value-type="float">
            <text:p>1.12820512820513</text:p>
          </table:table-cell>
          <table:table-cell table:formula="of:=FLOOR([.B15]/2)-2" office:value-type="float" office:value="20" calcext:value-type="float">
            <text:p>20</text:p>
          </table:table-cell>
          <table:table-cell table:formula="of:=[.F15]+[.B15]" office:value-type="float" office:value="64" calcext:value-type="float">
            <text:p>64</text:p>
          </table:table-cell>
          <table:table-cell table:formula="of:=[.G15]/[.G12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B16]/[.B13]" office:value-type="float" office:value="1.42857142857143" calcext:value-type="float">
            <text:p>1.42857142857143</text:p>
          </table:table-cell>
          <table:table-cell table:formula="of:=[.B16]/[.B15]" office:value-type="float" office:value="1.13636363636364" calcext:value-type="float">
            <text:p>1.13636363636364</text:p>
          </table:table-cell>
          <table:table-cell table:formula="of:=FLOOR([.B16]/2)-2" office:value-type="float" office:value="23" calcext:value-type="float">
            <text:p>23</text:p>
          </table:table-cell>
          <table:table-cell table:formula="of:=[.F16]+[.B16]" office:value-type="float" office:value="73" calcext:value-type="float">
            <text:p>73</text:p>
          </table:table-cell>
          <table:table-cell table:formula="of:=[.G16]/[.G13]"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7]/[.B14]" office:value-type="float" office:value="1.43589743589744" calcext:value-type="float">
            <text:p>1.43589743589744</text:p>
          </table:table-cell>
          <table:table-cell table:formula="of:=[.B17]/[.B16]" office:value-type="float" office:value="1.12" calcext:value-type="float">
            <text:p>1.12</text:p>
          </table:table-cell>
          <table:table-cell table:formula="of:=FLOOR([.B17]/2)-2" office:value-type="float" office:value="26" calcext:value-type="float">
            <text:p>26</text:p>
          </table:table-cell>
          <table:table-cell table:formula="of:=[.F17]+[.B17]" office:value-type="float" office:value="82" calcext:value-type="float">
            <text:p>82</text:p>
          </table:table-cell>
          <table:table-cell table:formula="of:=[.G17]/[.G14]" office:value-type="float" office:value="1.46428571428571" calcext:value-type="float">
            <text:p>1.46428571428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18]/[.B15]" office:value-type="float" office:value="1.43181818181818" calcext:value-type="float">
            <text:p>1.43181818181818</text:p>
          </table:table-cell>
          <table:table-cell table:formula="of:=[.B18]/[.B17]" office:value-type="float" office:value="1.125" calcext:value-type="float">
            <text:p>1.125</text:p>
          </table:table-cell>
          <table:table-cell table:formula="of:=FLOOR([.B18]/2)-2" office:value-type="float" office:value="29" calcext:value-type="float">
            <text:p>29</text:p>
          </table:table-cell>
          <table:table-cell table:formula="of:=[.F18]+[.B18]" office:value-type="float" office:value="92" calcext:value-type="float">
            <text:p>92</text:p>
          </table:table-cell>
          <table:table-cell table:formula="of:=[.G18]/[.G15]" office:value-type="float" office:value="1.4375" calcext:value-type="float">
            <text:p>1.4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B19]/[.B16]" office:value-type="float" office:value="1.4" calcext:value-type="float">
            <text:p>1.4</text:p>
          </table:table-cell>
          <table:table-cell table:formula="of:=[.B19]/[.B18]" office:value-type="float" office:value="1.11111111111111" calcext:value-type="float">
            <text:p>1.11111111111111</text:p>
          </table:table-cell>
          <table:table-cell table:formula="of:=FLOOR([.B19]/2)-2" office:value-type="float" office:value="33" calcext:value-type="float">
            <text:p>33</text:p>
          </table:table-cell>
          <table:table-cell table:formula="of:=[.F19]+[.B19]" office:value-type="float" office:value="103" calcext:value-type="float">
            <text:p>103</text:p>
          </table:table-cell>
          <table:table-cell table:formula="of:=[.G19]/[.G16]" office:value-type="float" office:value="1.41095890410959" calcext:value-type="float">
            <text:p>1.41095890410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20]/[.B17]" office:value-type="float" office:value="1.39285714285714" calcext:value-type="float">
            <text:p>1.39285714285714</text:p>
          </table:table-cell>
          <table:table-cell table:formula="of:=[.B20]/[.B19]" office:value-type="float" office:value="1.11428571428571" calcext:value-type="float">
            <text:p>1.11428571428571</text:p>
          </table:table-cell>
          <table:table-cell table:formula="of:=FLOOR([.B20]/2)-2" office:value-type="float" office:value="37" calcext:value-type="float">
            <text:p>37</text:p>
          </table:table-cell>
          <table:table-cell table:formula="of:=[.F20]+[.B20]" office:value-type="float" office:value="115" calcext:value-type="float">
            <text:p>115</text:p>
          </table:table-cell>
          <table:table-cell table:formula="of:=[.G20]/[.G17]" office:value-type="float" office:value="1.40243902439024" calcext:value-type="float">
            <text:p>1.402439024390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21]/[.B18]" office:value-type="float" office:value="1.3968253968254" calcext:value-type="float">
            <text:p>1.3968253968254</text:p>
          </table:table-cell>
          <table:table-cell table:formula="of:=[.B21]/[.B20]" office:value-type="float" office:value="1.12820512820513" calcext:value-type="float">
            <text:p>1.12820512820513</text:p>
          </table:table-cell>
          <table:table-cell table:formula="of:=FLOOR([.B21]/2)-2" office:value-type="float" office:value="42" calcext:value-type="float">
            <text:p>42</text:p>
          </table:table-cell>
          <table:table-cell table:formula="of:=[.F21]+[.B21]" office:value-type="float" office:value="130" calcext:value-type="float">
            <text:p>130</text:p>
          </table:table-cell>
          <table:table-cell table:formula="of:=[.G21]/[.G18]" office:value-type="float" office:value="1.41304347826087" calcext:value-type="float">
            <text:p>1.413043478260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B22]/[.B19]" office:value-type="float" office:value="1.42857142857143" calcext:value-type="float">
            <text:p>1.42857142857143</text:p>
          </table:table-cell>
          <table:table-cell table:formula="of:=[.B22]/[.B21]" office:value-type="float" office:value="1.13636363636364" calcext:value-type="float">
            <text:p>1.13636363636364</text:p>
          </table:table-cell>
          <table:table-cell table:formula="of:=FLOOR([.B22]/2)-2" office:value-type="float" office:value="48" calcext:value-type="float">
            <text:p>48</text:p>
          </table:table-cell>
          <table:table-cell table:formula="of:=[.F22]+[.B22]" office:value-type="float" office:value="148" calcext:value-type="float">
            <text:p>148</text:p>
          </table:table-cell>
          <table:table-cell table:formula="of:=[.G22]/[.G19]" office:value-type="float" office:value="1.4368932038835" calcext:value-type="float">
            <text:p>1.43689320388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B23]/[.B20]" office:value-type="float" office:value="1.43589743589744" calcext:value-type="float">
            <text:p>1.43589743589744</text:p>
          </table:table-cell>
          <table:table-cell table:formula="of:=[.B23]/[.B22]" office:value-type="float" office:value="1.12" calcext:value-type="float">
            <text:p>1.12</text:p>
          </table:table-cell>
          <table:table-cell table:formula="of:=FLOOR([.B23]/2)-2" office:value-type="float" office:value="54" calcext:value-type="float">
            <text:p>54</text:p>
          </table:table-cell>
          <table:table-cell table:formula="of:=[.F23]+[.B23]" office:value-type="float" office:value="166" calcext:value-type="float">
            <text:p>166</text:p>
          </table:table-cell>
          <table:table-cell table:formula="of:=[.G23]/[.G20]" office:value-type="float" office:value="1.44347826086957" calcext:value-type="float">
            <text:p>1.443478260869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B24]/[.B21]" office:value-type="float" office:value="1.42045454545455" calcext:value-type="float">
            <text:p>1.42045454545455</text:p>
          </table:table-cell>
          <table:table-cell table:formula="of:=[.B24]/[.B23]" office:value-type="float" office:value="1.11607142857143" calcext:value-type="float">
            <text:p>1.11607142857143</text:p>
          </table:table-cell>
          <table:table-cell table:formula="of:=FLOOR([.B24]/2)-2" office:value-type="float" office:value="60" calcext:value-type="float">
            <text:p>60</text:p>
          </table:table-cell>
          <table:table-cell table:formula="of:=[.F24]+[.B24]" office:value-type="float" office:value="185" calcext:value-type="float">
            <text:p>185</text:p>
          </table:table-cell>
          <table:table-cell table:formula="of:=[.G24]/[.G21]" office:value-type="float" office:value="1.42307692307692" calcext:value-type="float">
            <text:p>1.423076923076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B25]/[.B22]" office:value-type="float" office:value="1.4" calcext:value-type="float">
            <text:p>1.4</text:p>
          </table:table-cell>
          <table:table-cell table:formula="of:=[.B25]/[.B24]" office:value-type="float" office:value="1.12" calcext:value-type="float">
            <text:p>1.12</text:p>
          </table:table-cell>
          <table:table-cell table:formula="of:=FLOOR([.B25]/2)-2" office:value-type="float" office:value="68" calcext:value-type="float">
            <text:p>68</text:p>
          </table:table-cell>
          <table:table-cell table:formula="of:=[.F25]+[.B25]" office:value-type="float" office:value="208" calcext:value-type="float">
            <text:p>208</text:p>
          </table:table-cell>
          <table:table-cell table:formula="of:=[.G25]/[.G22]" office:value-type="float" office:value="1.40540540540541" calcext:value-type="float">
            <text:p>1.405405405405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B26]/[.B23]" office:value-type="float" office:value="1.38392857142857" calcext:value-type="float">
            <text:p>1.38392857142857</text:p>
          </table:table-cell>
          <table:table-cell table:formula="of:=[.B26]/[.B25]" office:value-type="float" office:value="1.10714285714286" calcext:value-type="float">
            <text:p>1.10714285714286</text:p>
          </table:table-cell>
          <table:table-cell table:formula="of:=FLOOR([.B26]/2)-2" office:value-type="float" office:value="75" calcext:value-type="float">
            <text:p>75</text:p>
          </table:table-cell>
          <table:table-cell table:formula="of:=[.F26]+[.B26]" office:value-type="float" office:value="230" calcext:value-type="float">
            <text:p>230</text:p>
          </table:table-cell>
          <table:table-cell table:formula="of:=[.G26]/[.G23]" office:value-type="float" office:value="1.3855421686747" calcext:value-type="float">
            <text:p>1.3855421686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9:48:31.99180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09:30:22.098745247</meta:creation-date>
    <dc:date>2020-11-06T11:10:03.862577552</dc:date>
    <meta:editing-duration>PT2H41M19S</meta:editing-duration>
    <meta:editing-cycles>15</meta:editing-cycles>
    <meta:generator>LibreOffice/6.0.7.3$Linux_X86_64 LibreOffice_project/00m0$Build-3</meta:generator>
    <meta:document-statistic meta:table-count="3" meta:cell-count="401" meta:object-count="0"/>
  </office:meta>
</office:document-meta>
</file>